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95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 Gai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Capital Gai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7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760.0" office:value-type="float"/>
          <table:table-cell table:style-name="from_lot_note_usd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8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2: 0.80000000 of 1.00000000 B2</text:p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440.0" office:value-type="float"/>
          <table:table-cell table:style-name="from_lot_note_usd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0000000 of 2.00000000 B2</text:p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202.0" office:value-type="float"/>
          <table:table-cell table:style-name="from_lot_note_usd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01000000 of 4.00000000 B2</text:p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400.0" office:value-type="float"/>
          <table:table-cell table:style-name="from_lot_note_usd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00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1: 2.00000000 of 5.00000000 B2</text:p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4</text:p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4</text:p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222" office:value-type="string" calcext:value-type="string" table:number-columns-spanned="9" table:number-rows-spanned="1">
            <text:p>Crypto Donations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Default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3: 3.79000000 of 4.00000000 B2</text:p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4</text:p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Gift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560.0" office:value-type="float"/>
          <table:table-cell table:style-name="from_lot_note_usd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6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80000000 of 2.00000000 B2</text:p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2</text:p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840.0" office:value-type="float"/>
          <table:table-cell table:style-name="from_lot_note_usd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3: 0.20000000 of 4.00000000 B2</text:p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4</text:p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4</text:p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4</text:p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126"/>
        <table:table-column table:style-name="co20" table:default-cell-style-name="ce126"/>
        <table:table-column table:style-name="co21" table:visibility="collapse" table:default-cell-style-name="ce126"/>
        <table:table-column table:style-name="co22" table:default-cell-style-name="ce126"/>
        <table:table-column table:style-name="co12" table:visibility="collapse" table:default-cell-style-name="ce126"/>
        <table:table-column table:style-name="co23" table:visibility="collapse" table:default-cell-style-name="ce126"/>
        <table:table-column table:style-name="co24" table:visibility="collapse" table:default-cell-style-name="ce125"/>
        <table:table-column table:style-name="co25" table:visibility="collapse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visibility="collapse" table:default-cell-style-name="ce126"/>
        <table:table-column table:style-name="co28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14" table:number-rows-spanned="1">
            <text:p>Crypto Interest</text:p>
          </table:table-cell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14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73"/>
          <table:covered-table-cell table:style-name="ce83"/>
          <table:covered-table-cell table:style-name="ce83"/>
          <table:covered-table-cell table:style-name="ce83"/>
          <table:covered-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20</text:p>
          </table:table-cell>
          <table:table-cell table:style-name="taxable_event_note_border_usd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126"/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12" table:default-cell-style-name="ce126"/>
        <table:table-column table:style-name="co23" table:default-cell-style-name="ce126"/>
        <table:table-column table:style-name="co24" table:default-cell-style-name="ce125"/>
        <table:table-column table:style-name="co25" table:default-cell-style-name="ce125"/>
        <table:table-column table:style-name="co26" table:default-cell-style-name="ce126"/>
        <table:table-column table:style-name="co27" table:default-cell-style-name="ce126"/>
        <table:table-column table:style-name="co28" table:default-cell-style-name="ce126"/>
        <table:table-column table:style-name="co28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9" table:default-cell-style-name="ce126"/>
        <table:table-column table:style-name="co32" table:default-cell-style-name="ce126"/>
        <table:table-column table:style-name="co33" table:default-cell-style-name="ce126"/>
        <table:table-column table:style-name="co34" table:default-cell-style-name="ce126"/>
        <table:table-column table:style-name="co9" table:default-cell-style-name="ce126"/>
        <table:table-column table:style-name="co35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rypto Investment Expenses</text:p>
          </table:table-cell>
          <table:covered-table-cell table:style-name="ce10"/>
          <table:covered-table-cell table:style-name="ce22"/>
          <table:covered-table-cell table:style-name="Default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table:number-columns-spanned="9" table:number-rows-spanned="1"/>
          <table:covered-table-cell table:style-name="ce10"/>
          <table:covered-table-cell table:style-name="ce22"/>
          <table:covered-table-cell table:style-name="ce11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22"/>
          <table:table-cell table:style-name="ce11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73"/>
          <table:table-cell table:style-name="ce83"/>
          <table:table-cell table:style-name="ce83"/>
          <table:table-cell table:style-name="ce83"/>
          <table:table-cell table:style-name="ce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/>
          <table:table-cell table:style-name="ce10"/>
          <table:table-cell table:style-name="ce131"/>
          <table:table-cell table:style-name="ce11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95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 office:value-type="string" calcext:value-type="string" table:number-columns-spanned="2" table:number-rows-spanned="1">
            <text:p>(a)</text:p>
          </table:table-cell>
          <table:covered-table-cell table:style-name="ce11"/>
          <table:table-cell table:style-name="ce131" office:value-type="string" calcext:value-type="string">
            <text:p>(b)</text:p>
          </table:table-cell>
          <table:table-cell table:style-name="ce11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95"/>
          <table:covered-table-cell table:style-name="ce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Description of property</text:p>
          </table:table-cell>
          <table:covered-table-cell table:style-name="ce12"/>
          <table:table-cell table:style-name="ce132" office:value-type="string" calcext:value-type="string">
            <text:p>Date acquired</text:p>
          </table:table-cell>
          <table:table-cell table:style-name="ce12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(Example: 100 sh. XYZ Co.) </text:p>
          </table:table-cell>
          <table:covered-table-cell table:style-name="ce13"/>
          <table:table-cell table:style-name="ce133" office:value-type="string" calcext:value-type="string">
            <text:p>(Mo., day, yr.)</text:p>
          </table:table-cell>
          <table:table-cell table:style-name="ce13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21/2020</text:p>
          </table:table-cell>
          <table:table-cell table:style-name="taxable_event_note_border_usd" office:value="114.0" office:value-type="float"/>
          <table:table-cell table:style-name="from_lot_note_border_usd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3.0" office:value-type="float"/>
          <table:table-cell table:style-name="taxable_event_note_border_default" office:value-type="string">
            <text:p>INTRA / MOVE</text:p>
          </table:table-cell>
          <table:table-cell table:style-name="from_lot_note_border_default" office:value-type="string">
            <text:p>1/3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66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2000000 of 1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1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1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6:33:52.093073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4T09:08:49.153725</dc:date>
    <meta:editing-duration>P1DT8H44M51S</meta:editing-duration>
    <meta:editing-cycles>93</meta:editing-cycles>
    <meta:generator>http://pypi.python.org/pypi/ezodf/0.1.0$Python3.8.10 (default, Jun  2 2021, 10:49:15) 
[GCC 9.4.0]</meta:generator>
    <meta:document-statistic meta:table-count="13" meta:cell-count="508" meta:object-count="0"/>
  </office:meta>
</office:document-meta>
</file>